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89cba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9cba" style:font-name="Arial" style:font-size-asian="10pt" style:font-size-complex="10pt"/>
    </style:style>
    <style:style style:family="paragraph" style:list-style-name="L1" style:name="P12" style:parent-style-name="UrbanBody"/>
    <style:style style:family="paragraph" style:name="P13" style:parent-style-name="UrbanTitle">
      <style:text-properties officeooo:paragraph-rsid="00189cba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size="12pt" style:font-name="Times New Roman2" style:font-size-asian="12pt" style:font-size-complex="12pt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9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<text:span text:style-name="T10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<text:span text:style-name="T10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<text:span text:style-name="T10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<text:span text:style-name="T10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407290365">
          <text:list-item>
            <text:p text:style-name="P12"><office:annotation><dc:creator>Stéphan Geulette</dc:creator><dc:date>2011-04-11T21:05:37</dc:date><text:p text:style-name="P14"><text:span text:style-name="T11">do section- for article in self.getInvestigationArticles()</text:span></text:p></office:annotation><text:span text:style-name="T6"><text:s/></text:span><text:span text:style-name="T6"><office:annotation><dc:creator>Stéphan Geulette</dc:creator><dc:date>2011-04-11T13:26:13</dc:date><text:p text:style-name="P14"><text:span text:style-name="T10">do text</text:span></text:p><text:p text:style-name="P14"><text:span text:style-name="T10">from xhtml(</text:span><text:span text:style-name="T11">self.portal_urban.decorateHTML('UrbanBody',</text:span><text:span text:style-name="T10">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<text:span text:style-name="T10">do text if urbanEventObj.getClaimsDate()</text:span>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89cba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9cba" style:font-name="Arial" style:font-size-asian="10pt" style:font-size-complex="10pt"/>
    </style:style>
    <style:style style:family="paragraph" style:list-style-name="L1" style:name="P12" style:parent-style-name="UrbanBody"/>
    <style:style style:family="paragraph" style:name="P13" style:parent-style-name="UrbanTitle">
      <style:text-properties officeooo:paragraph-rsid="00189cba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size="12pt" style:font-name="Times New Roman2" style:font-size-asian="12pt" style:font-size-complex="12pt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9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<text:span text:style-name="T10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<text:span text:style-name="T10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<text:span text:style-name="T10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<text:span text:style-name="T10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407290365">
          <text:list-item>
            <text:p text:style-name="P12"><office:annotation><dc:creator>Stéphan Geulette</dc:creator><dc:date>2011-04-11T21:05:37</dc:date><text:p text:style-name="P14"><text:span text:style-name="T11">do section- for article in self.getInvestigationArticles()</text:span></text:p></office:annotation><text:span text:style-name="T6"><text:s/></text:span><text:span text:style-name="T6"><office:annotation><dc:creator>Stéphan Geulette</dc:creator><dc:date>2011-04-11T13:26:13</dc:date><text:p text:style-name="P14"><text:span text:style-name="T10">do text</text:span></text:p><text:p text:style-name="P14"><text:span text:style-name="T10">from xhtml(</text:span><text:span text:style-name="T11">self.portal_urban.decorateHTML('UrbanBody',</text:span><text:span text:style-name="T10">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<text:span text:style-name="T10">do text if urbanEventObj.getClaimsDate()</text:span>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89cba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9cba" style:font-name="Arial" style:font-size-asian="10pt" style:font-size-complex="10pt"/>
    </style:style>
    <style:style style:family="paragraph" style:list-style-name="L1" style:name="P12" style:parent-style-name="UrbanBody"/>
    <style:style style:family="paragraph" style:name="P13" style:parent-style-name="UrbanTitle">
      <style:text-properties officeooo:paragraph-rsid="00189cba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size="12pt" style:font-name="Times New Roman2" style:font-size-asian="12pt" style:font-size-complex="12pt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9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<text:span text:style-name="T10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<text:span text:style-name="T10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<text:span text:style-name="T10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<text:span text:style-name="T10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407290365">
          <text:list-item>
            <text:p text:style-name="P12"><office:annotation><dc:creator>Stéphan Geulette</dc:creator><dc:date>2011-04-11T21:05:37</dc:date><text:p text:style-name="P14"><text:span text:style-name="T11">do section- for article in self.getInvestigationArticles()</text:span></text:p></office:annotation><text:span text:style-name="T6"><text:s/></text:span><text:span text:style-name="T6"><office:annotation><dc:creator>Stéphan Geulette</dc:creator><dc:date>2011-04-11T13:26:13</dc:date><text:p text:style-name="P14"><text:span text:style-name="T10">do text</text:span></text:p><text:p text:style-name="P14"><text:span text:style-name="T10">from xhtml(</text:span><text:span text:style-name="T11">self.portal_urban.decorateHTML('UrbanBody',</text:span><text:span text:style-name="T10">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<text:span text:style-name="T10">do text if urbanEventObj.getClaimsDate()</text:span>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89cba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89cba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9cba" style:font-name="Arial" style:font-size-asian="10pt" style:font-size-complex="10pt"/>
    </style:style>
    <style:style style:family="paragraph" style:list-style-name="L1" style:name="P12" style:parent-style-name="UrbanBody"/>
    <style:style style:family="paragraph" style:name="P13" style:parent-style-name="UrbanTitle">
      <style:text-properties officeooo:paragraph-rsid="00189cba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size="12pt" style:font-name="Times New Roman2" style:font-size-asian="12pt" style:font-size-complex="12pt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9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3"/>
      <text:p text:style-name="P13"/>
      <text:p text:style-name="P13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5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4"><text:span text:style-name="T10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4"><text:span text:style-name="T10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6">ayant pour objet :</text:span><text:span text:style-name="T7"> </text:span><text:span text:style-name="T7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4"><text:span text:style-name="T10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4"><text:span text:style-name="T10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407290365">
          <text:list-item>
            <text:p text:style-name="P12"><office:annotation><dc:creator>Stéphan Geulette</dc:creator><dc:date>2011-04-11T21:05:37</dc:date><text:p text:style-name="P14"><text:span text:style-name="T11">do section- for article in self.getInvestigationArticles()</text:span></text:p></office:annotation><text:span text:style-name="T6"><text:s/></text:span><text:span text:style-name="T6"><office:annotation><dc:creator>Stéphan Geulette</dc:creator><dc:date>2011-04-11T13:26:13</dc:date><text:p text:style-name="P14"><text:span text:style-name="T10">do text</text:span></text:p><text:p text:style-name="P14"><text:span text:style-name="T10">from xhtml(</text:span><text:span text:style-name="T11">self.portal_urban.decorateHTML('UrbanBody',</text:span><text:span text:style-name="T10">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><text:soft-page-break/></text:p>
      <text:p text:style-name="UrbanBody"><text:span text:style-name="T6"><office:annotation><dc:creator>Gauthier Bastien</dc:creator><dc:date>2011-02-25T11:04:01</dc:date><text:p text:style-name="P14"><text:span text:style-name="T10">do text if urbanEventObj.getClaimsDate()</text:span></text:p></office:annotation></text:span><text:span text:style-name="T6">Les réclamations et observations orales peuvent être formulées le </text:span><text:span text:style-name="T6"><text:text-input text:description="Date de la séance de réclamations">tool.formatDate(urbanEventObj.getClaimsDate())</text:text-input></text:span><text:span text:style-name="T6"><text:s/>de 10h00 à 12h00 à l’Administration Communale. <text:line-break/><text:line-break/></text:span><text:span text:style-name="T6"><office:annotation><dc:creator>Gauthier Bastien</dc:creator><dc:date>2011-02-25T11:04:01</dc:date><text:p text:style-name="P14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6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0:19.221002044</dc:date>
    <dc:language>fr-FR</dc:language>
    <meta:editing-cycles>92</meta:editing-cycles>
    <meta:editing-duration>P1DT20H43M26S</meta:editing-duration>
    <meta:document-statistic meta:table-count="1" meta:image-count="0" meta:object-count="0" meta:page-count="2" meta:paragraph-count="26" meta:word-count="323" meta:character-count="2623" meta:non-whitespace-character-count="2361"/>
    <meta:user-defined meta:name="Info 1"/>
    <meta:user-defined meta:name="Info 2"/>
    <meta:user-defined meta:name="Info 3"/>
    <meta:user-defined meta:name="Info 4"/>
  </office:meta>
</office:document-meta>
</file>